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4d3f" officeooo:paragraph-rsid="001c4d3f"/>
    </style:style>
    <style:style style:name="P2" style:family="paragraph" style:parent-style-name="Standard">
      <style:text-properties officeooo:rsid="001e3d15" officeooo:paragraph-rsid="001e3d15"/>
    </style:style>
    <style:style style:name="P3" style:family="paragraph" style:parent-style-name="Standard">
      <style:paragraph-properties fo:text-align="center" style:justify-single-word="false"/>
      <style:text-properties fo:font-weight="bold" officeooo:rsid="001c4d3f" officeooo:paragraph-rsid="001c4d3f" style:font-weight-asian="bold" style:font-weight-complex="bold"/>
    </style:style>
    <style:style style:name="P4" style:family="paragraph" style:parent-style-name="Standard">
      <style:text-properties officeooo:rsid="001c4d3f" officeooo:paragraph-rsid="001c4d3f"/>
    </style:style>
    <style:style style:name="P5" style:family="paragraph" style:parent-style-name="Standard">
      <style:text-properties officeooo:rsid="001c4d3f" officeooo:paragraph-rsid="002077a6"/>
    </style:style>
    <style:style style:name="P6" style:family="paragraph" style:parent-style-name="Standard">
      <style:text-properties officeooo:rsid="002077a6" officeooo:paragraph-rsid="002077a6"/>
    </style:style>
    <style:style style:name="P7" style:family="paragraph" style:parent-style-name="Standard">
      <style:text-properties officeooo:rsid="001e3d15" officeooo:paragraph-rsid="001e3d15"/>
    </style:style>
    <style:style style:name="T1" style:family="text">
      <style:text-properties officeooo:rsid="001e3d1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ea33" style:font-weight-asian="normal" style:font-weight-complex="normal"/>
    </style:style>
    <style:style style:name="T5" style:family="text">
      <style:text-properties officeooo:rsid="001eea33"/>
    </style:style>
    <style:style style:name="T6" style:family="text">
      <style:text-properties officeooo:rsid="002077a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rmataBoard</text:p>
      <text:p text:style-name="P1"/>
      <text:p text:style-name="P1">Es un cliente Lazarus en forma de paquete de componentes para gestionar dispositivos compatibles con ConfigurableFirmata.</text:p>
      <text:p text:style-name="P1"/>
      <text:p text:style-name="P6">Versión Beta 0.1</text:p>
      <text:p text:style-name="P1"/>
      <text:p text:style-name="P1"><text:span text:style-name="T6">Se ha cambiado bastante el componente TTask (antes TTasks) afectando también a TBoard y los ejemplos asociados.</text:span></text:p>
      <text:p text:style-name="P2">En el proyecto de FirmataAccelStepper he tenido que hacer un pequeño cambio en el código fuente de ConfigurableFirmata <text:span text:style-name="T6">(ver en la descripción del componente) </text:span>hasta que se repare la inconsistencia de la función Stop, ya que además de haber discrepancias de como se debe implementar, su implementación actual es defectuosa. He optado por una función Stop de parada con deceleración. </text:p>
      <text:p text:style-name="P2"/>
      <text:p text:style-name="P6">Versión Beta 0.0</text:p>
      <text:p text:style-name="P5"/>
      <text:p text:style-name="P5">Una vez instalado el paquete firmataboard.lpk en Lazarus, habrá una serie de nuevos componentes baja la pestaña Firmata, estos nuevos componentes son TBoard, TPin, TTask<text:span text:style-name="T6">s</text:span>, TOneWire, TI2C, TAccelStepper, TAccelStepperGroup, TSerial, TServo y TEncod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6:09:36.783233979</meta:creation-date>
    <dc:date>2019-03-11T18:42:41.202647622</dc:date>
    <meta:editing-duration>PT10M24S</meta:editing-duration>
    <meta:editing-cycles>2</meta:editing-cycles>
    <meta:generator>LibreOffice/6.0.7.3$Linux_X86_64 LibreOffice_project/00m0$Build-3</meta:generator>
    <meta:document-statistic meta:table-count="0" meta:image-count="0" meta:object-count="0" meta:page-count="1" meta:paragraph-count="7" meta:word-count="133" meta:character-count="907" meta:non-whitespace-character-count="780"/>
  </office:meta>
</office:document-meta>
</file>